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SignatureImpl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toLon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SignatureImpl.getDecla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get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LocationImpl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toShor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proc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getStatic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getSource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InvocationProceedingJoinPoint.get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ionImpl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MethodInvocationProceedingJoinPoint( ProxyMethodInvocation method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SignatureImpl.appendType( StringBuilder sb , Class &lt; ? &gt; type , boolean useLong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SignatureImpl.get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toLon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get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toShor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ionImpl.getWithi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SignatureImpl.getDeclaring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appendTypes( StringBuilder sb , Class &lt; ? &gt; [ ] types , boolean includeArgs , boolean useLongReturnAndArgumentTyp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hodInvocationProceedingJoinPoint.set$AroundClosure( AroundClosure around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LocationImpl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ProceedingJoinPoint.proceed( Object [ ]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SignatureImpl.toString( boolean includeModifier , boolean includeReturnTypeAndArgs , boolean useLongReturnAndArgumentTypeName , boolean useLongTyp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thodInvocationProceedingJoinPoint.getSignat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SignatureImpl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